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Dejavu Sans'" style:font-family-generic="swiss" style:font-pitch="variable"/>
    <style:font-face style:name="Liberation Sans1" svg:font-family="'Dejavu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237448"/>
    </style:style>
    <style:style style:name="P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<office:annotation><dc:creator>Unknown Author</dc:creator><dc:date>2020-11-12T11:18:57.842651507</dc:date><text:p text:style-name="P2"><text:span text:style-name="T1">multicomment1</text:span></text:p></office:annotation><office:annotation><dc:creator>Unknown Author</dc:creator><dc:date>2020-11-12T11:19:14.354885434</dc:date><text:p text:style-name="P2"><text:span text:style-name="T1">multicomment2</text:span></text:p></office:annotation><office:annotation><dc:creator>Unknown Author</dc:creator><dc:date>2020-11-12T11:19:40.438051798</dc:date><text:p text:style-name="P2"><text:span text:style-name="T1">multicomment3</text:span></text:p></office:annotation></text:p>
      <text:p text:style-name="Standard">bb<office:annotation><dc:creator>Unknown Author</dc:creator><dc:date>2020-11-12T11:19:54.499686916</dc:date><text:p text:style-name="P2"><text:span text:style-name="T1">not quite end of line comment</text:span></text:p></office:annotation>|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Dejavu Sans'" style:font-family-generic="swiss" style:font-pitch="variable"/>
    <style:font-face style:name="Liberation Sans1" svg:font-family="'Dejavu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writing-mode="lr-tb"/>
      <style:text-properties style:font-name="Liberation Sans1" fo:font-family="'Dejavu Sans'" style:font-style-name="Regular" style:font-family-generic="swiss" style:font-pitch="variable" fo:font-size="4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31T20:51:34.803309546</meta:creation-date>
    <dc:date>2020-11-12T13:15:59.377812187</dc:date>
    <meta:editing-duration>PT50M52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2" meta:word-count="2" meta:character-count="6" meta:non-whitespace-character-count="6"/>
  </office:meta>
</office:document-meta>
</file>